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1cm" fo:min-width="24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6cm" draw:shadow="visible" draw:shadow-offset-x="0.1cm" draw:shadow-offset-y="0.1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151cm" draw:shadow="visible" draw:shadow-offset-x="0.1cm" draw:shadow-offset-y="0.1cm" draw:shadow-opacity="70%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cm" fo:min-width="9.3cm" draw:shadow="visible" draw:shadow-offset-x="0.1cm" draw:shadow-offset-y="0.1cm" draw:shadow-opacity="70%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cm" fo:min-width="7.3cm" draw:shadow="visible" draw:shadow-offset-x="0.1cm" draw:shadow-offset-y="0.1cm" draw:shadow-opacity="70%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7.1cm" draw:shadow="visible" draw:shadow-offset-x="0.1cm" draw:shadow-offset-y="0.1cm" draw:shadow-opacity="7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fo:text-align="center"/>
      <style:text-properties style:font-name="Source Sans Pro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4cm" svg:height="11.1cm" svg:x="3.7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1cm" svg:height="1.7cm" svg:x="12cm" svg:y="1.8cm">
          <text:p text:style-name="P2"><text:span text:style-name="T1">R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651cm" svg:height="1.7cm" svg:x="4.2cm" svg:y="6.2cm">
          <text:p text:style-name="P2"><text:span text:style-name="T1">StringR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9.4cm" svg:height="1.7cm" svg:x="10.3cm" svg:y="6.2cm">
          <text:p text:style-name="P2"><text:span text:style-name="T1">InputStreamRe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7.4cm" svg:height="1.7cm" svg:x="20.1cm" svg:y="6.2cm">
          <text:p text:style-name="P2"><text:span text:style-name="T1">BufferedR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7.6cm" svg:height="1.7cm" svg:x="11.2cm" svg:y="10.3cm">
          <text:p text:style-name="P2"><text:span text:style-name="T1">FileRead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7.025cm" svg:y1="6.2cm" svg:x2="15.05cm" svg:y2="3.5cm" draw:start-shape="id1" draw:start-glue-point="0" draw:end-shape="id2" draw:end-glue-point="2" svg:d="M7025 6200v-1300h8025v-1400" svg:viewBox="0 0 8026 2701">
          <text:p/>
        </draw:connector>
        <draw:connector draw:style-name="gr7" draw:text-style-name="P4" draw:layer="layout" svg:x1="15cm" svg:y1="6.2cm" svg:x2="15.05cm" svg:y2="3.5cm" draw:start-shape="id3" draw:start-glue-point="0" draw:end-shape="id2" draw:end-glue-point="2" svg:d="M15000 6200v-1300h50v-1400" svg:viewBox="0 0 51 2701">
          <text:p/>
        </draw:connector>
        <draw:connector draw:style-name="gr7" draw:text-style-name="P4" draw:layer="layout" svg:x1="23.8cm" svg:y1="6.2cm" svg:x2="15.05cm" svg:y2="3.5cm" draw:start-shape="id4" draw:start-glue-point="0" draw:end-shape="id2" draw:end-glue-point="2" svg:d="M23800 6200v-1300h-8750v-1400" svg:viewBox="0 0 8751 2701">
          <text:p/>
        </draw:connector>
        <draw:connector draw:style-name="gr7" draw:text-style-name="P4" draw:layer="layout" svg:x1="15cm" svg:y1="10.3cm" svg:x2="15cm" svg:y2="7.9cm" draw:start-shape="id5" draw:start-glue-point="0" draw:end-shape="id3" draw:end-glue-point="2" svg:d="M15000 10300v-2400" svg:viewBox="0 0 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fo:padding-top="0.05cm" fo:padding-bottom="0.05cm" fo:padding-left="0.05cm" fo:padding-right="0.0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0:25:03.657779312</meta:creation-date>
    <dc:date>2016-07-22T14:25:24.322498200</dc:date>
    <meta:editing-duration>PT3H1M27S</meta:editing-duration>
    <meta:editing-cycles>11</meta:editing-cycles>
    <meta:generator>LibreOffice/5.0.6.3$Linux_X86_64 LibreOffice_project/00m0$Build-3</meta:generator>
    <meta:document-statistic meta:object-count="10"/>
  </office:meta>
</office:document-meta>
</file>